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8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1048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6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>
            <text:p>\q</text:p>
          </table:table-cell>
          <table:table-cell table:number-columns-repeated="4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7/04/2010</text:date>, <text:time>22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07T22:34:44</dc:date>
    <meta:print-date>2009-07-29T17:30:38</meta:print-date>
    <meta:editing-cycles>31</meta:editing-cycles>
    <meta:editing-duration>PT345H33M26S</meta:editing-duration>
    <meta:document-statistic meta:table-count="6" meta:cell-count="302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